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c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9.8623" calcext:value-type="float">
            <text:p>9.8623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2.281" calcext:value-type="float">
            <text:p>32.281</text:p>
          </table:table-cell>
          <table:table-cell office:value-type="float" office:value="16.733" calcext:value-type="float">
            <text:p>16.733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34.75" calcext:value-type="float">
            <text:p>34.75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2104" calcext:value-type="float">
            <text:p>2.2104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7893" calcext:value-type="float">
            <text:p>0.7893</text:p>
          </table:table-cell>
        </table:table-row>
      </table:table>
      <table:table table:name="Vue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31.347" calcext:value-type="float">
            <text:p>31.347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5.1628" calcext:value-type="float">
            <text:p>5.1628</text:p>
          </table:table-cell>
          <table:table-cell office:value-type="float" office:value="2.6786" calcext:value-type="float">
            <text:p>2.6786</text:p>
          </table:table-cell>
          <table:table-cell office:value-type="float" office:value="1.4711" calcext:value-type="float">
            <text:p>1.4711</text:p>
          </table:table-cell>
        </table:table-row>
      </table:table>
      <table:table table:name="mithril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32.551" calcext:value-type="float">
            <text:p>32.551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35.105" calcext:value-type="float">
            <text:p>35.105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5.9809" calcext:value-type="float">
            <text:p>5.9809</text:p>
          </table:table-cell>
          <table:table-cell office:value-type="float" office:value="3.0872" calcext:value-type="float">
            <text:p>3.0872</text:p>
          </table:table-cell>
          <table:table-cell office:value-type="float" office:value="1.9701" calcext:value-type="float">
            <text:p>1.9701</text:p>
          </table:table-cell>
        </table:table-row>
      </table:table>
      <table:table table:name="Angular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.2518" calcext:value-type="float">
            <text:p>32.2518</text:p>
          </table:table-cell>
          <table:table-cell office:value-type="float" office:value="23.1401" calcext:value-type="float">
            <text:p>23.1401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8.8891" calcext:value-type="float">
            <text:p>8.889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5918" calcext:value-type="float">
            <text:p>60.5918</text:p>
          </table:table-cell>
          <table:table-cell office:value-type="float" office:value="60.3262" calcext:value-type="float">
            <text:p>60.3262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28.5164" calcext:value-type="float">
            <text:p>28.5164</text:p>
          </table:table-cell>
          <table:table-cell office:value-type="float" office:value="16.9955" calcext:value-type="float">
            <text:p>16.99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5877" calcext:value-type="float">
            <text:p>59.5877</text:p>
          </table:table-cell>
          <table:table-cell office:value-type="float" office:value="60.1757" calcext:value-type="float">
            <text:p>60.1757</text:p>
          </table:table-cell>
          <table:table-cell office:value-type="float" office:value="51.8376" calcext:value-type="float">
            <text:p>51.8376</text:p>
          </table:table-cell>
          <table:table-cell office:value-type="float" office:value="28.7919" calcext:value-type="float">
            <text:p>28.7919</text:p>
          </table:table-cell>
          <table:table-cell office:value-type="float" office:value="17.5319" calcext:value-type="float">
            <text:p>17.5319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29.8721" calcext:value-type="float">
            <text:p>29.8721</text:p>
          </table:table-cell>
          <table:table-cell office:value-type="float" office:value="17.9443" calcext:value-type="float">
            <text:p>17.9443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877" calcext:value-type="float">
            <text:p>63.7877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54.2241" calcext:value-type="float">
            <text:p>54.2241</text:p>
          </table:table-cell>
          <table:table-cell office:value-type="float" office:value="30.5979" calcext:value-type="float">
            <text:p>30.5979</text:p>
          </table:table-cell>
          <table:table-cell office:value-type="float" office:value="18.1858" calcext:value-type="float">
            <text:p>18.1858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7291" calcext:value-type="float">
            <text:p>64.7291</text:p>
          </table:table-cell>
          <table:table-cell office:value-type="float" office:value="64.1313" calcext:value-type="float">
            <text:p>64.1313</text:p>
          </table:table-cell>
          <table:table-cell office:value-type="float" office:value="54.8035" calcext:value-type="float">
            <text:p>54.8035</text:p>
          </table:table-cell>
          <table:table-cell office:value-type="float" office:value="30.9732" calcext:value-type="float">
            <text:p>30.9732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8.2967" calcext:value-type="float">
            <text:p>68.2967</text:p>
          </table:table-cell>
          <table:table-cell office:value-type="float" office:value="66.8896" calcext:value-type="float">
            <text:p>66.8896</text:p>
          </table:table-cell>
          <table:table-cell office:value-type="float" office:value="56.164" calcext:value-type="float">
            <text:p>56.164</text:p>
          </table:table-cell>
          <table:table-cell office:value-type="float" office:value="31.8066" calcext:value-type="float">
            <text:p>31.8066</text:p>
          </table:table-cell>
          <table:table-cell office:value-type="float" office:value="18.6727" calcext:value-type="float">
            <text:p>18.6727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2.648" calcext:value-type="float">
            <text:p>72.648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57.0581" calcext:value-type="float">
            <text:p>57.0581</text:p>
          </table:table-cell>
          <table:table-cell office:value-type="float" office:value="32.2456" calcext:value-type="float">
            <text:p>32.2456</text:p>
          </table:table-cell>
          <table:table-cell office:value-type="float" office:value="18.8342" calcext:value-type="float">
            <text:p>18.8342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81.103" calcext:value-type="float">
            <text:p>81.103</text:p>
          </table:table-cell>
          <table:table-cell office:value-type="float" office:value="58.0248" calcext:value-type="float">
            <text:p>58.0248</text:p>
          </table:table-cell>
          <table:table-cell office:value-type="float" office:value="32.5903" calcext:value-type="float">
            <text:p>32.5903</text:p>
          </table:table-cell>
          <table:table-cell office:value-type="float" office:value="18.9959" calcext:value-type="float">
            <text:p>18.9959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6.7002" calcext:value-type="float">
            <text:p>86.7002</text:p>
          </table:table-cell>
          <table:table-cell office:value-type="float" office:value="86.1475" calcext:value-type="float">
            <text:p>86.1475</text:p>
          </table:table-cell>
          <table:table-cell office:value-type="float" office:value="58.5172" calcext:value-type="float">
            <text:p>58.5172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19.0738" calcext:value-type="float">
            <text:p>19.073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2.5239" calcext:value-type="float">
            <text:p>112.5239</text:p>
          </table:table-cell>
          <table:table-cell office:value-type="float" office:value="105.753" calcext:value-type="float">
            <text:p>105.753</text:p>
          </table:table-cell>
          <table:table-cell office:value-type="float" office:value="72.5479" calcext:value-type="float">
            <text:p>72.5479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19.7246" calcext:value-type="float">
            <text:p>19.72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7.1382" calcext:value-type="float">
            <text:p>7.1382</text:p>
          </table:table-cell>
          <table:table-cell office:value-type="float" office:value="7.3281" calcext:value-type="float">
            <text:p>7.3281</text:p>
          </table:table-cell>
          <table:table-cell office:value-type="float" office:value="5.0844" calcext:value-type="float">
            <text:p>5.0844</text:p>
          </table:table-cell>
          <table:table-cell office:value-type="float" office:value="2.8184" calcext:value-type="float">
            <text:p>2.8184</text:p>
          </table:table-cell>
          <table:table-cell office:value-type="float" office:value="1.7335" calcext:value-type="float">
            <text:p>1.7335</text:p>
          </table:table-cell>
        </table:table-row>
      </table:table>
      <table:table table:name="Angula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823" calcext:value-type="float">
            <text:p>35.823</text:p>
          </table:table-cell>
          <table:table-cell office:value-type="float" office:value="24.9327" calcext:value-type="float">
            <text:p>24.9327</text:p>
          </table:table-cell>
          <table:table-cell office:value-type="float" office:value="23.955" calcext:value-type="float">
            <text:p>23.955</text:p>
          </table:table-cell>
          <table:table-cell office:value-type="float" office:value="13.4416" calcext:value-type="float">
            <text:p>13.4416</text:p>
          </table:table-cell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3994" calcext:value-type="float">
            <text:p>60.3994</text:p>
          </table:table-cell>
          <table:table-cell office:value-type="float" office:value="60.0407" calcext:value-type="float">
            <text:p>60.0407</text:p>
          </table:table-cell>
          <table:table-cell office:value-type="float" office:value="50.6024" calcext:value-type="float">
            <text:p>50.6024</text:p>
          </table:table-cell>
          <table:table-cell office:value-type="float" office:value="29.1274" calcext:value-type="float">
            <text:p>29.1274</text:p>
          </table:table-cell>
          <table:table-cell office:value-type="float" office:value="16.6044" calcext:value-type="float">
            <text:p>16.6044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848" calcext:value-type="float">
            <text:p>59.848</text:p>
          </table:table-cell>
          <table:table-cell office:value-type="float" office:value="60.2482" calcext:value-type="float">
            <text:p>60.2482</text:p>
          </table:table-cell>
          <table:table-cell office:value-type="float" office:value="51.443" calcext:value-type="float">
            <text:p>51.443</text:p>
          </table:table-cell>
          <table:table-cell office:value-type="float" office:value="29.7256" calcext:value-type="float">
            <text:p>29.7256</text:p>
          </table:table-cell>
          <table:table-cell office:value-type="float" office:value="17.2372" calcext:value-type="float">
            <text:p>17.2372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2355" calcext:value-type="float">
            <text:p>62.2355</text:p>
          </table:table-cell>
          <table:table-cell office:value-type="float" office:value="61.5006" calcext:value-type="float">
            <text:p>61.5006</text:p>
          </table:table-cell>
          <table:table-cell office:value-type="float" office:value="53.1011" calcext:value-type="float">
            <text:p>53.1011</text:p>
          </table:table-cell>
          <table:table-cell office:value-type="float" office:value="30.7135" calcext:value-type="float">
            <text:p>30.7135</text:p>
          </table:table-cell>
          <table:table-cell office:value-type="float" office:value="17.6171" calcext:value-type="float">
            <text:p>17.617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633" calcext:value-type="float">
            <text:p>63.7633</text:p>
          </table:table-cell>
          <table:table-cell office:value-type="float" office:value="62.4103" calcext:value-type="float">
            <text:p>62.4103</text:p>
          </table:table-cell>
          <table:table-cell office:value-type="float" office:value="54.095" calcext:value-type="float">
            <text:p>54.095</text:p>
          </table:table-cell>
          <table:table-cell office:value-type="float" office:value="31.1935" calcext:value-type="float">
            <text:p>31.1935</text:p>
          </table:table-cell>
          <table:table-cell office:value-type="float" office:value="17.8403" calcext:value-type="float">
            <text:p>17.8403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5703" calcext:value-type="float">
            <text:p>64.5703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31.4149" calcext:value-type="float">
            <text:p>31.4149</text:p>
          </table:table-cell>
          <table:table-cell office:value-type="float" office:value="17.9966" calcext:value-type="float">
            <text:p>17.996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6.4231" calcext:value-type="float">
            <text:p>66.4231</text:p>
          </table:table-cell>
          <table:table-cell office:value-type="float" office:value="65.4322" calcext:value-type="float">
            <text:p>65.4322</text:p>
          </table:table-cell>
          <table:table-cell office:value-type="float" office:value="56.1577" calcext:value-type="float">
            <text:p>56.1577</text:p>
          </table:table-cell>
          <table:table-cell office:value-type="float" office:value="31.955" calcext:value-type="float">
            <text:p>31.955</text:p>
          </table:table-cell>
          <table:table-cell office:value-type="float" office:value="18.318" calcext:value-type="float">
            <text:p>18.31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0.0378" calcext:value-type="float">
            <text:p>70.0378</text:p>
          </table:table-cell>
          <table:table-cell office:value-type="float" office:value="68.7002" calcext:value-type="float">
            <text:p>68.7002</text:p>
          </table:table-cell>
          <table:table-cell office:value-type="float" office:value="57.0483" calcext:value-type="float">
            <text:p>57.0483</text:p>
          </table:table-cell>
          <table:table-cell office:value-type="float" office:value="32.306" calcext:value-type="float">
            <text:p>32.306</text:p>
          </table:table-cell>
          <table:table-cell office:value-type="float" office:value="18.5161" calcext:value-type="float">
            <text:p>18.5161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4.0576" calcext:value-type="float">
            <text:p>74.0576</text:p>
          </table:table-cell>
          <table:table-cell office:value-type="float" office:value="77.0416" calcext:value-type="float">
            <text:p>77.0416</text:p>
          </table:table-cell>
          <table:table-cell office:value-type="float" office:value="58.0013" calcext:value-type="float">
            <text:p>58.0013</text:p>
          </table:table-cell>
          <table:table-cell office:value-type="float" office:value="32.6477" calcext:value-type="float">
            <text:p>32.6477</text:p>
          </table:table-cell>
          <table:table-cell office:value-type="float" office:value="18.6386" calcext:value-type="float">
            <text:p>18.6386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77.4473" calcext:value-type="float">
            <text:p>77.4473</text:p>
          </table:table-cell>
          <table:table-cell office:value-type="float" office:value="81.2876" calcext:value-type="float">
            <text:p>81.2876</text:p>
          </table:table-cell>
          <table:table-cell office:value-type="float" office:value="58.4215" calcext:value-type="float">
            <text:p>58.4215</text:p>
          </table:table-cell>
          <table:table-cell office:value-type="float" office:value="32.924" calcext:value-type="float">
            <text:p>32.924</text:p>
          </table:table-cell>
          <table:table-cell office:value-type="float" office:value="18.7347" calcext:value-type="float">
            <text:p>18.734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4.2329" calcext:value-type="float">
            <text:p>94.2329</text:p>
          </table:table-cell>
          <table:table-cell office:value-type="float" office:value="94.4287" calcext:value-type="float">
            <text:p>94.4287</text:p>
          </table:table-cell>
          <table:table-cell office:value-type="float" office:value="79.1077" calcext:value-type="float">
            <text:p>79.1077</text:p>
          </table:table-cell>
          <table:table-cell office:value-type="float" office:value="34.6176" calcext:value-type="float">
            <text:p>34.6176</text:p>
          </table:table-cell>
          <table:table-cell office:value-type="float" office:value="20.4011" calcext:value-type="float">
            <text:p>20.401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5.557" calcext:value-type="float">
            <text:p>5.557</text:p>
          </table:table-cell>
          <table:table-cell office:value-type="float" office:value="6.3691" calcext:value-type="float">
            <text:p>6.3691</text:p>
          </table:table-cell>
          <table:table-cell office:value-type="float" office:value="5.0946" calcext:value-type="float">
            <text:p>5.0946</text:p>
          </table:table-cell>
          <table:table-cell office:value-type="float" office:value="2.8032" calcext:value-type="float">
            <text:p>2.8032</text:p>
          </table:table-cell>
          <table:table-cell office:value-type="float" office:value="1.748" calcext:value-type="float">
            <text:p>1.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0-25T19:51:41.715190234</dc:date>
    <meta:editing-duration>PT53M44S</meta:editing-duration>
    <meta:editing-cycles>24</meta:editing-cycles>
    <meta:generator>LibreOffice/5.1.6.2$Linux_X86_64 LibreOffice_project/10m0$Build-2</meta:generator>
    <meta:document-statistic meta:table-count="5" meta:cell-count="385" meta:object-count="0"/>
  </office:meta>
</office:document-meta>
</file>